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20pt" fo:font-weight="bold" officeooo:paragraph-rsid="0022f20f" style:font-size-asian="20pt" style:font-weight-asian="bold" style:font-size-complex="20pt" style:font-weight-complex="bold"/>
    </style:style>
    <style:style style:name="P3" style:family="paragraph" style:parent-style-name="Standard">
      <style:text-properties fo:font-size="20pt" fo:font-weight="bold" officeooo:paragraph-rsid="002d3517" style:font-size-asian="20pt" style:font-weight-asian="bold" style:font-size-complex="20pt" style:font-weight-complex="bold"/>
    </style:style>
    <style:style style:name="P4" style:family="paragraph" style:parent-style-name="Standard">
      <style:text-properties fo:font-size="20pt" fo:font-weight="bold" officeooo:rsid="0033df54" officeooo:paragraph-rsid="0033df54" style:font-size-asian="20pt" style:font-weight-asian="bold" style:font-size-complex="20pt" style:font-weight-complex="bold"/>
    </style:style>
    <style:style style:name="P5" style:family="paragraph" style:parent-style-name="Standard">
      <style:paragraph-properties fo:break-before="page"/>
      <style:text-properties fo:font-size="20pt" fo:font-weight="bold" officeooo:rsid="0033df54" officeooo:paragraph-rsid="0033df54" style:font-size-asian="20pt" style:font-weight-asian="bold" style:font-size-complex="20pt" style:font-weight-complex="bold"/>
    </style:style>
    <style:style style:name="P6" style:family="paragraph" style:parent-style-name="Text_20_body">
      <style:paragraph-properties fo:break-before="page"/>
      <style:text-properties fo:font-size="20pt" fo:font-weight="bold" officeooo:rsid="0033df54" officeooo:paragraph-rsid="0033df54" style:font-size-asian="20pt" style:font-weight-asian="bold" style:font-size-complex="20pt" style:font-weight-complex="bold"/>
    </style:style>
    <style:style style:name="P7" style:family="paragraph" style:parent-style-name="Text_20_body">
      <style:text-properties fo:font-size="20pt" fo:font-weight="bold" officeooo:rsid="0033df54" officeooo:paragraph-rsid="0033df54" style:font-size-asian="20pt" style:font-weight-asian="bold" style:font-size-complex="20pt" style:font-weight-complex="bold"/>
    </style:style>
    <style:style style:name="P8" style:family="paragraph" style:parent-style-name="Standard">
      <style:text-properties fo:font-size="20pt" fo:font-weight="bold" officeooo:rsid="003d5971" officeooo:paragraph-rsid="003d5971" style:font-size-asian="20pt" style:font-weight-asian="bold" style:font-size-complex="20pt" style:font-weight-complex="bold"/>
    </style:style>
    <style:style style:name="P9" style:family="paragraph" style:parent-style-name="Text_20_body">
      <style:text-properties fo:font-size="20pt" fo:font-weight="bold" officeooo:rsid="003d5971" officeooo:paragraph-rsid="003d5971" style:font-size-asian="20pt" style:font-weight-asian="bold" style:font-size-complex="20pt" style:font-weight-complex="bold"/>
    </style:style>
    <style:style style:name="P10" style:family="paragraph" style:parent-style-name="Text_20_body">
      <style:text-properties fo:font-size="20pt" fo:font-weight="bold" style:font-size-asian="20pt" style:font-weight-asian="bold" style:font-size-complex="20pt" style:font-weight-complex="bold"/>
    </style:style>
    <style:style style:name="P11" style:family="paragraph" style:parent-style-name="Standard">
      <style:text-properties fo:font-size="20pt" fo:font-weight="normal" officeooo:rsid="0033df54" officeooo:paragraph-rsid="0033df54" style:font-size-asian="20pt" style:font-weight-asian="normal" style:font-size-complex="20pt" style:font-weight-complex="normal"/>
    </style:style>
    <style:style style:name="P12" style:family="paragraph" style:parent-style-name="Standard">
      <style:text-properties fo:font-size="18pt" fo:font-weight="normal" officeooo:rsid="003d5971" officeooo:paragraph-rsid="003d5971" style:font-size-asian="18pt" style:font-weight-asian="normal" style:font-size-complex="18pt" style:font-weight-complex="normal"/>
    </style:style>
    <style:style style:name="P13" style:family="paragraph" style:parent-style-name="Text_20_body">
      <style:paragraph-properties fo:padding="0.049cm" fo:border="0.06pt solid #d9d9e3"/>
    </style:style>
    <style:style style:name="P14" style:family="paragraph" style:parent-style-name="Text_20_body">
      <style:paragraph-properties fo:padding="0.049cm" fo:border="0.06pt solid #d9d9e3"/>
      <style:text-properties loext:padding="0.049cm" loext:border="0.06pt solid #d9d9e3"/>
    </style:style>
    <style:style style:name="P15" style:family="paragraph" style:parent-style-name="Text_20_body">
      <style:paragraph-properties fo:margin-top="0cm" fo:margin-bottom="0cm" style:contextual-spacing="false"/>
      <style:text-properties loext:padding="0.049cm" loext:border="0.06pt solid #d9d9e3"/>
    </style:style>
    <style:style style:name="P16" style:family="paragraph" style:parent-style-name="Standard">
      <style:text-properties fo:font-size="20pt" fo:font-weight="bold" officeooo:rsid="003d5971" officeooo:paragraph-rsid="003d5971" style:font-size-asian="20pt" style:font-weight-asian="bold" style:font-size-complex="20pt" style:font-weight-complex="bold"/>
    </style:style>
    <style:style style:name="P17" style:family="paragraph" style:parent-style-name="Standard">
      <style:text-properties officeooo:paragraph-rsid="003d5971"/>
    </style:style>
    <style:style style:name="P18" style:family="paragraph" style:parent-style-name="Text_20_body" style:list-style-name="L1">
      <style:paragraph-properties fo:padding="0.049cm" fo:border="0.06pt solid #d9d9e3"/>
    </style:style>
    <style:style style:name="P19" style:family="paragraph" style:parent-style-name="Text_20_body" style:list-style-name="L2">
      <style:paragraph-properties fo:margin-top="0cm" fo:margin-bottom="0cm" style:contextual-spacing="false" fo:padding="0.049cm" fo:border="0.06pt solid #d9d9e3"/>
    </style:style>
    <style:style style:name="P20" style:family="paragraph" style:parent-style-name="Text_20_body" style:list-style-name="L2">
      <style:paragraph-properties fo:padding="0.049cm" fo:border="0.06pt solid #d9d9e3"/>
    </style:style>
    <style:style style:name="P21" style:family="paragraph" style:parent-style-name="Text_20_body" style:list-style-name="L3">
      <style:paragraph-properties fo:margin-top="0cm" fo:margin-bottom="0cm" style:contextual-spacing="false" fo:padding="0.049cm" fo:border="0.06pt solid #d9d9e3"/>
    </style:style>
    <style:style style:name="P22" style:family="paragraph" style:parent-style-name="Text_20_body" style:list-style-name="L3">
      <style:paragraph-properties fo:padding="0.049cm" fo:border="0.06pt solid #d9d9e3"/>
    </style:style>
    <style:style style:name="P23" style:family="paragraph" style:parent-style-name="Text_20_body" style:list-style-name="L4">
      <style:paragraph-properties fo:margin-top="0cm" fo:margin-bottom="0cm" style:contextual-spacing="false" fo:padding="0.049cm" fo:border="0.06pt solid #d9d9e3"/>
    </style:style>
    <style:style style:name="P24" style:family="paragraph" style:parent-style-name="Text_20_body" style:list-style-name="L4">
      <style:paragraph-properties fo:padding="0.049cm" fo:border="0.06pt solid #d9d9e3"/>
    </style:style>
    <style:style style:name="P25" style:family="paragraph" style:parent-style-name="Text_20_body" style:list-style-name="L5">
      <style:paragraph-properties fo:margin-top="0cm" fo:margin-bottom="0cm" style:contextual-spacing="false" fo:padding="0.049cm" fo:border="0.06pt solid #d9d9e3"/>
    </style:style>
    <style:style style:name="P26" style:family="paragraph" style:parent-style-name="Text_20_body" style:list-style-name="L5">
      <style:paragraph-properties fo:padding="0.049cm" fo:border="0.06pt solid #d9d9e3"/>
    </style:style>
    <style:style style:name="P27" style:family="paragraph" style:parent-style-name="Text_20_body" style:list-style-name="L6">
      <style:paragraph-properties fo:padding="0.049cm" fo:border="0.06pt solid #d9d9e3"/>
    </style:style>
    <style:style style:name="P28" style:family="paragraph" style:parent-style-name="Text_20_body" style:list-style-name="L7">
      <style:paragraph-properties fo:padding="0.049cm" fo:border="0.06pt solid #d9d9e3"/>
    </style:style>
    <style:style style:name="P29" style:family="paragraph" style:parent-style-name="Text_20_body" style:list-style-name="L8">
      <style:paragraph-properties fo:padding="0.049cm" fo:border="0.06pt solid #d9d9e3"/>
    </style:style>
    <style:style style:name="P30" style:family="paragraph" style:parent-style-name="Text_20_body" style:list-style-name="L9">
      <style:paragraph-properties fo:padding="0.049cm" fo:border="0.06pt solid #d9d9e3"/>
    </style:style>
    <style:style style:name="P31" style:family="paragraph" style:parent-style-name="Text_20_body" style:list-style-name="L10">
      <style:paragraph-properties fo:padding="0.049cm" fo:border="0.06pt solid #d9d9e3"/>
    </style:style>
    <style:style style:name="P32" style:family="paragraph" style:parent-style-name="Text_20_body" style:list-style-name="L11">
      <style:paragraph-properties fo:padding="0.049cm" fo:border="0.06pt solid #d9d9e3"/>
    </style:style>
    <style:style style:name="P33" style:family="paragraph" style:parent-style-name="Text_20_body" style:list-style-name="L12">
      <style:paragraph-properties fo:padding="0.049cm" fo:border="0.06pt solid #d9d9e3"/>
    </style:style>
    <style:style style:name="P34" style:family="paragraph" style:parent-style-name="Text_20_body" style:list-style-name="L13">
      <style:paragraph-properties fo:padding="0.049cm" fo:border="0.06pt solid #d9d9e3"/>
    </style:style>
    <style:style style:name="P35" style:family="paragraph" style:parent-style-name="Text_20_body">
      <style:paragraph-properties fo:padding="0.049cm" fo:border="0.06pt solid #d9d9e3"/>
    </style:style>
    <style:style style:name="P36" style:family="paragraph" style:parent-style-name="Text_20_body">
      <style:text-properties fo:font-size="20pt" fo:font-weight="bold" officeooo:rsid="003d5971" officeooo:paragraph-rsid="003d5971" style:font-size-asian="20pt" style:font-weight-asian="bold" style:font-size-complex="20pt" style:font-weight-complex="bold"/>
    </style:style>
    <style:style style:name="P37" style:family="paragraph" style:parent-style-name="Text_20_body" style:list-style-name="L14">
      <style:paragraph-properties fo:padding="0.049cm" fo:border="0.06pt solid #d9d9e3"/>
    </style:style>
    <style:style style:name="T1" style:family="text">
      <style:text-properties loext:padding="0.049cm" loext:border="0.06pt solid #d9d9e3"/>
    </style:style>
    <style:style style:name="T2" style:family="text">
      <style:text-properties fo:font-size="16pt" style:font-size-asian="16pt" style:font-size-complex="16pt"/>
    </style:style>
    <style:style style:name="T3" style:family="text">
      <style:text-properties fo:font-size="16pt" style:font-size-asian="16pt" style:font-size-complex="16pt" loext:padding="0.049cm" loext:border="0.06pt solid #d9d9e3"/>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5pt" style:font-size-asian="15pt" style:font-size-complex="15pt"/>
    </style:style>
    <style:style style:name="T6" style:family="text">
      <style:text-properties fo:font-size="15pt" style:font-size-asian="15pt" style:font-size-complex="15pt" loext:padding="0.049cm" loext:border="0.06pt solid #d9d9e3"/>
    </style:style>
    <style:style style:name="T7" style:family="text">
      <style:text-properties fo:font-size="15pt" fo:font-weight="normal" style:font-size-asian="15pt" style:font-weight-asian="normal" style:font-size-complex="15pt" style:font-weight-complex="normal"/>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13pt" fo:font-weight="normal" style:font-size-asian="13pt" style:font-weight-asian="normal" style:font-size-complex="13pt" style:font-weight-complex="normal" loext:padding="0.049cm" loext:border="0.06pt solid #d9d9e3"/>
    </style:style>
    <style:style style:name="T10" style:family="text">
      <style:text-properties fo:font-size="13pt" fo:font-weight="bold" style:font-size-asian="13pt" style:font-weight-asian="bold" style:font-size-complex="13pt" style:font-weight-complex="bold" loext:padding="0.049cm" loext:border="0.06pt solid #d9d9e3"/>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3d5971" style:font-size-asian="20pt" style:font-weight-asian="bold" style:font-size-complex="20pt" style:font-weight-complex="bold"/>
    </style:style>
    <style:style style:name="T13" style:family="text">
      <style:text-properties fo:font-weight="normal" style:font-weight-asian="normal" style:font-weight-complex="normal"/>
    </style:style>
    <style:style style:name="T14" style:family="text">
      <style:text-properties fo:font-weight="normal" style:font-weight-asian="normal" style:font-weight-complex="normal" loext:padding="0.049cm" loext:border="0.06pt solid #d9d9e3"/>
    </style:style>
    <style:style style:name="T15" style:family="text">
      <style:text-properties officeooo:rsid="004646a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7"/>UNIT-1</text:p>
      <text:p text:style-name="P1"><text:s text:c="3"/>INTRODUCTION TO GREEN MANAGEMENT</text:p>
      <text:p text:style-name="P1"/>
      <text:p text:style-name="P1">1.1 THE CONCEPT OF GREEN MANAGEMENT</text:p>
      <text:p text:style-name="P10"><text:span text:style-name="Strong_20_Emphasis"><text:span text:style-name="T6">What is Green Management?</text:span></text:span><text:span text:style-name="T5"> Green Management is about taking care of our environment while doing business. It's like making sure we don't harm the planet while running a company. It involves using resources wisely, being kind to nature, and thinking about the future generations.</text:span></text:p>
      <text:p text:style-name="P13"><text:span text:style-name="Strong_20_Emphasis"><text:span text:style-name="T1">Why is Green Management Important?</text:span></text:span> Imagine you have a big bag of candies, but you know that once it's gone, you won't get more. So, you'd try to enjoy the candies without finishing them all, right? Green Management is similar. It's important because we have limited resources on Earth, like water, trees, and minerals. If we use them all up without thinking, there won't be enough for the people who come after us.</text:p>
      <text:p text:style-name="P13"><text:span text:style-name="Strong_20_Emphasis"><text:span text:style-name="T1">Real-life Examples:</text:span></text:span></text:p>
      <text:list xml:id="list4277829928" text:style-name="L1">
        <text:list-item>
          <text:p text:style-name="P18"><text:span text:style-name="Strong_20_Emphasis"><text:span text:style-name="T1">Plastic Problem:</text:span></text:span> Think about plastic bottles and bags. We use them a lot, but they don't break down quickly. They stay in the environment for a very long time, causing pollution. So, companies that care about the environment might use less plastic or create products that don't use plastic at all.</text:p>
        </text:list-item>
        <text:list-item>
          <text:p text:style-name="P18"><text:span text:style-name="Strong_20_Emphasis"><text:span text:style-name="T1">Recycling:</text:span></text:span> You know how you collect old toys or books and give them to someone else to use? That's a bit like recycling. Businesses can do the same thing with things like paper, glass, and metal. They collect these materials, process them, and make new things out of them. This way, we don't need to dig up new resources from the Earth as much.</text:p>
        </text:list-item>
        <text:list-item>
          <text:p text:style-name="P18"><text:span text:style-name="Strong_20_Emphasis"><text:span text:style-name="T1">Saving Energy:</text:span></text:span> Just like turning off lights when you're not in a room saves electricity at home, businesses can do the same. They might use energy-efficient appliances and systems to save electricity and reduce pollution.</text:p>
        </text:list-item>
        <text:list-item>
          <text:p text:style-name="P18"><text:span text:style-name="Strong_20_Emphasis"><text:span text:style-name="T1">Sustainable Products:</text:span></text:span> Imagine a company that makes t-shirts. Instead of using harmful chemicals to dye the fabric, they might use natural dyes that don't harm the environment. This way, they're making clothes while being kind to the planet.</text:p>
        </text:list-item>
        <text:list-item>
          <text:p text:style-name="P18"><text:span text:style-name="Strong_20_Emphasis"><text:span text:style-name="T1">Conserving Water:</text:span></text:span> Companies can also be careful with water. For example, they might use water-saving technologies in their factories to reduce how much water is used to make products.</text:p>
        </text:list-item>
        <text:list-item>
          <text:p text:style-name="P18"><text:span text:style-name="Strong_20_Emphasis"><text:span text:style-name="T1">Eco-Friendly Packaging:</text:span></text:span> Instead of wrapping products in plastic that takes forever to break down, companies can use packaging made from materials that are better for the environment, like cardboard or biodegradable materials.</text:p>
        </text:list-item>
      </text:list>
      <text:p text:style-name="P13">So, Green Management is like being a responsible friend to the Earth while running a business. It's about using resources wisely, not polluting too much, and making sure we leave a healthy planet for future generations.</text:p>
      <text:p text:style-name="P1"><text:soft-page-break/>1.2 EVOLUTION OF GREEN MANAGEMENT</text:p>
      <text:p text:style-name="P1"/>
      <text:p text:style-name="P10"><text:span text:style-name="Strong_20_Emphasis"><text:span text:style-name="T3">The Beginning of Green Movement:</text:span></text:span><text:span text:style-name="T3"> The Green Movement started a long time ago, around the late 1970s. It's like a group of people who really care about nature and the environment. This movement began with the first "Green" political party in Germany. They cared about things like protecting the planet, making sure women and men are treated fairly, saving animals and plants, and stopping wars. They wanted the world to be a better and safer place for everyone.</text:span></text:p>
      <text:p text:style-name="P13"><text:span text:style-name="Strong_20_Emphasis"><text:span text:style-name="T1">The Green Parties:</text:span></text:span><text:span text:style-name="T1"> Just like how we have different political parties that focus on various things, some political parties started to care a lot about the environment. They wanted to make laws and decisions that would help the Earth. This idea spread to many countries, like Australia, the UK, Canada, and the US. They formed these "Green parties" to talk about and solve environmental problems.</text:span></text:p>
      <text:p text:style-name="P13"><text:span text:style-name="Strong_20_Emphasis"><text:span text:style-name="T1">The Importance of Environment in Economy:</text:span></text:span><text:span text:style-name="T1"> People started realizing that taking care of the environment is also important for our economy, which is like the way we earn and spend money. This idea is called "Green Economics." It's like knowing that if we don't take care of nature, it can harm our money and our health. For example, if factories keep polluting rivers, fish can die, and then people won't have fish to sell or eat.</text:span></text:p>
      <text:p text:style-name="P13"><text:span text:style-name="Strong_20_Emphasis"><text:span text:style-name="T1">Changing How We Do Things:</text:span></text:span><text:span text:style-name="T1"> To make things better, some people think companies that harm the environment should pay extra money. This extra money is called a "green tax." This can make companies think twice about polluting or cutting down too many trees. For example, imagine there's a company that makes a lot of pollution while making toys. If they have to pay a green tax, they might decide to use cleaner ways to make toys, which would be better for the planet.</text:span></text:p>
      <text:p text:style-name="P13"><text:span text:style-name="Strong_20_Emphasis"><text:span text:style-name="T1">Creating International Standards:</text:span></text:span><text:span text:style-name="T1"> Countries around the world decided to work together to make rules for protecting the environment. It's like having a set of instructions that everyone agrees to follow. This helps companies know how to be kinder to the planet. They even made a set of rules called ISO 14000 to guide businesses in being more environmentally friendly.</text:span></text:p>
      <text:p text:style-name="P14">So, the Green Movement began with people wanting to make the world better for everyone. It grew into political parties and ideas about protecting nature while also being smart about money. It's all about making choices that help both the Earth and the people who live on it.</text:p>
      <text:p text:style-name="P15"/>
      <text:p text:style-name="P1">1.3 NATURE OF GREEN MANAGEMENT</text:p>
      <text:p text:style-name="P1"><text:soft-page-break/></text:p>
      <text:p text:style-name="P10"><text:span text:style-name="Strong_20_Emphasis"><text:span text:style-name="T3">1. Nature-Based Knowledge and Technology:</text:span></text:span><text:span text:style-name="T2"> This is about learning from nature and using that knowledge to create things that are good for the environment. For instance, instead of using harmful chemicals to grow crops, farmers can learn to use natural methods like composting and friendly bugs to keep the crops healthy.</text:span></text:p>
      <text:p text:style-name="P13"><text:span text:style-name="Strong_20_Emphasis"><text:span text:style-name="T1">2. Products of Services and Consumption:</text:span></text:span> Imagine you have a toy that you can use for a while, and when you're done, you give it back. The company then makes it into a new toy. That's like a "product of service." On the other hand, things like food scraps that break down and become part of the Earth are "products of consumption." A real example of a "product of service" is a car-sharing service where you use a car when you need it, and then others can use it too.</text:p>
      <text:p text:style-name="P13"><text:span text:style-name="Strong_20_Emphasis"><text:span text:style-name="T1">3. Using Renewable Energy:</text:span></text:span> Think about the Sun, wind, and waves in the ocean. These are sources of energy that won't run out. Using solar panels to get electricity from the Sun or wind turbines to generate power from the wind is using renewable energy. It's like recharging your toys with sunlight instead of batteries.</text:p>
      <text:p text:style-name="P13"><text:span text:style-name="Strong_20_Emphasis"><text:span text:style-name="T1">4. Local-Based Organizations and Economies:</text:span></text:span> Imagine if your neighborhood had its own stores, and people who live there work in those stores. That's what a local-based economy means. It's like supporting your neighbors and community by buying things from them. An example is buying fresh fruits and vegetables from a local farmer's market instead of buying them from far away.</text:p>
      <text:p text:style-name="P13"><text:span text:style-name="Strong_20_Emphasis"><text:span text:style-name="T1">5. Creating Value for Everyone:</text:span></text:span> This is about making sure that when a company makes money, it's not just for themselves but also for the environment and the people around them. For example, a company could produce eco-friendly products that help people and don't harm the planet. This way, everyone benefits.</text:p>
      <text:p text:style-name="P13"><text:span text:style-name="Strong_20_Emphasis"><text:span text:style-name="T1">6. Continuous Improvement:</text:span></text:span> Think about how you keep getting better at playing a game the more you practice. In the same way, businesses can keep getting better at being environmentally friendly by always looking for new ways to improve. For instance, a company might keep finding better ways to use less water or reduce waste in their production process.</text:p>
      <text:p text:style-name="P13">In simple words, Green Management is about using smart ideas from nature to make things that help people and the planet. It's using clean energy, supporting local businesses, and constantly finding ways to do things better without harming the environment. Just like you learn and grow, businesses can also keep improving to create a healthier world for everyone.</text:p>
      <text:p text:style-name="P1"/>
      <text:p text:style-name="P1"/>
      <text:p text:style-name="P1">1.4 SCOPE OF GREEN MANAGEMENT:</text:p>
      <text:p text:style-name="P1"/>
      <text:p text:style-name="P10"><text:soft-page-break/><text:span text:style-name="Strong_20_Emphasis"><text:span text:style-name="T1">1. Green Foods:</text:span></text:span> This is about growing and eating healthy foods that are good for you and the environment. It's like having your own garden where you grow fruits and vegetables without using harmful chemicals. For example, if you have a small area at home, you can plant tomatoes, lettuce, or herbs, and you won't need to buy these from the store.</text:p>
      <text:p text:style-name="P13"><text:span text:style-name="Strong_20_Emphasis"><text:span text:style-name="T1">2. Green Consulting:</text:span></text:span> Imagine you know a lot about how to help the environment, like reducing waste and using less energy. You can start a business where you give advice to people and companies on how to be more eco-friendly. For instance, you could suggest using energy-efficient light bulbs at home, or you could help a company figure out how to recycle more of their waste.</text:p>
      <text:p text:style-name="P13"><text:span text:style-name="Strong_20_Emphasis"><text:span text:style-name="T1">3. Green Vehicles:</text:span></text:span> These are vehicles that don't harm the planet as much as regular ones. There are a few types:</text:p>
      <text:list xml:id="list1472680230" text:style-name="L2">
        <text:list-item>
          <text:p text:style-name="P19"><text:span text:style-name="Strong_20_Emphasis"><text:span text:style-name="T1">Fuel-Efficient Cars:</text:span></text:span> These are cars that use less gas, which means they create fewer harmful gases that go into the air.</text:p>
        </text:list-item>
        <text:list-item>
          <text:p text:style-name="P19"><text:span text:style-name="Strong_20_Emphasis"><text:span text:style-name="T1">Alternative Fuel Vehicles:</text:span></text:span> These use fuels that are cleaner than regular gasoline, like natural gas or biofuels made from plants.</text:p>
        </text:list-item>
        <text:list-item>
          <text:p text:style-name="P19"><text:span text:style-name="Strong_20_Emphasis"><text:span text:style-name="T1">Hybrid Electric Cars:</text:span></text:span> These cars run partly on electricity and partly on gas, which means they use less fuel and produce fewer emissions.</text:p>
        </text:list-item>
        <text:list-item>
          <text:p text:style-name="P20"><text:span text:style-name="Strong_20_Emphasis"><text:span text:style-name="T1">Electric Vehicles:</text:span></text:span> These cars run entirely on electricity, so they don't create any tailpipe emissions.</text:p>
        </text:list-item>
      </text:list>
      <text:p text:style-name="P13"><text:span text:style-name="Strong_20_Emphasis"><text:span text:style-name="T1">4. Green Appliances:</text:span></text:span> These are household machines like refrigerators, washing machines, and air conditioners that use less energy. When machines are more efficient, they don't waste as much energy, which helps the environment. For example, if you have an energy-efficient fridge, it won't use too much electricity and will help reduce the amount of pollution from power plants.</text:p>
      <text:p text:style-name="P13">In simple terms, Green Management is about making better choices for our environment in various areas of life. From growing and eating healthy foods to helping others be eco-friendly, it's about finding ways to use less energy, create less pollution, and take care of our planet. Just like you might choose a bicycle because it's better for the environment than a gas-guzzling car, businesses and people can make choices that benefit both themselves and the Earth.</text:p>
      <text:p text:style-name="P1"/>
      <text:p text:style-name="P1"/>
      <text:p text:style-name="P2">1.5 IMPORTANCE OF GREEN MANAGEMENT</text:p>
      <text:p text:style-name="P2"><text:soft-page-break/><text:span text:style-name="Strong_20_Emphasis"><text:span text:style-name="T9">1. </text:span></text:span><text:span text:style-name="Strong_20_Emphasis"><text:span text:style-name="T10">Reduced Energy Use:</text:span></text:span><text:span text:style-name="T8"> Think about your home having special windows and doors that keep the heat or cold from escaping. This way, you won't need to use the heater or air conditioner as much, which saves energy and reduces pollution.</text:span></text:p>
      <text:p text:style-name="P13"><text:span text:style-name="Strong_20_Emphasis"><text:span text:style-name="T1">2. Cost Saving:</text:span></text:span> Imagine a business that uses less electricity and water. They don't just help the environment; they also save money on their bills. It's like turning off lights and appliances when you don't need them at home to save money on your electricity bill.</text:p>
      <text:p text:style-name="P13"><text:span text:style-name="Strong_20_Emphasis"><text:span text:style-name="T1">3. Healthier Workplace:</text:span></text:span> If a company promotes healthy habits like using natural light instead of harsh artificial lights, it can reduce stress for workers and make them feel better. This means fewer sick days and more work getting done.</text:p>
      <text:p text:style-name="P13"><text:span text:style-name="Strong_20_Emphasis"><text:span text:style-name="T1">4. Reduced Waste:</text:span></text:span> Imagine a company that doesn't throw away too much stuff and instead recycles or reuses things. This means less garbage goes into landfills, helping to keep the environment cleaner.</text:p>
      <text:p text:style-name="P13"><text:span text:style-name="Strong_20_Emphasis"><text:span text:style-name="T1">5. Tax Credits:</text:span></text:span> Just like you might get a reward for doing well in school, companies that use clean and green practices get rewards in the form of tax credits. These are like discounts on their taxes, which helps them save money.</text:p>
      <text:p text:style-name="P13"><text:span text:style-name="Strong_20_Emphasis"><text:span text:style-name="T1">6. Decreased Productivity:</text:span></text:span> Sometimes, making changes to be greener can take a little more time and effort. For example, if a company starts recycling, it might need some employees to sort the recyclables. But in the long run, this helps the environment and makes the workplace better.</text:p>
      <text:p text:style-name="P13"><text:span text:style-name="Strong_20_Emphasis"><text:span text:style-name="T1">7. Improved Public Image:</text:span></text:span> Imagine a company that shows everyone they care about the planet. People might like that company more and buy their products because they want to support eco-friendly businesses.</text:p>
      <text:p text:style-name="P13"><text:span text:style-name="Strong_20_Emphasis"><text:span text:style-name="T1">8. Increased Capital Outflows:</text:span></text:span> Companies might need to spend some money to become greener, like buying solar panels or energy-efficient equipment. But over time, they'll save more money on energy bills, which is like getting back the money they invested.</text:p>
      <text:p text:style-name="P13"><text:span text:style-name="Strong_20_Emphasis"><text:span text:style-name="T1">9. Increased Business Opportunities:</text:span></text:span> Some big customers, like the government, prefer to work with companies that are environmentally friendly. So, if a company is green, it can get more business contracts.</text:p>
      <text:p text:style-name="P13"><text:span text:style-name="Strong_20_Emphasis"><text:span text:style-name="T1">10. Social and Environmental Responsibility:</text:span></text:span> When companies care about people and the planet, they become role models for a better society. They make products that are safe and help the environment.</text:p>
      <text:p text:style-name="P13"><text:span text:style-name="Strong_20_Emphasis"><text:span text:style-name="T1">11. Protecting Workers and Customers:</text:span></text:span> Green companies make sure the people who work for them are treated well and they make products that don't harm their customers' health. It's like buying fruits and vegetables from a local farm where they use natural methods instead of harmful chemicals.</text:p>
      <text:p text:style-name="P13"><text:span text:style-name="Strong_20_Emphasis"><text:span text:style-name="T1">12. Improving Communities:</text:span></text:span> When businesses care about the environment, they help make the air cleaner and the surroundings healthier. This benefits not only the people who work there but also the whole neighborhood.</text:p>
      <text:p text:style-name="P13"><text:soft-page-break/>In simple words, Green Management is about making smart choices that help the environment, save money, and make everyone's lives better. Just like you try to keep your room tidy and clean, businesses try to keep the planet tidy and healthy.</text:p>
      <text:p text:style-name="P1"/>
      <text:p text:style-name="P1"/>
      <text:p text:style-name="P1">1.6 TYPES OF GREEN MANAGEMENT</text:p>
      <text:p text:style-name="P1"/>
      <text:p text:style-name="P10"><text:span text:style-name="Strong_20_Emphasis"><text:span text:style-name="T6">1. Green Supply Chain Management (GSCM):</text:span></text:span><text:span text:style-name="T5"> </text:span><text:span text:style-name="T7">Think about how a product gets made and reaches you. Green Supply Chain Management is about making this process eco-friendly at every step, from getting the materials to making the product, delivering it, and even recycling it after you're done using it. For instance, a company that makes clothes might use organic cotton and environmentally friendly dyes, and they might even recycle old clothes into new ones.</text:span></text:p>
      <text:p text:style-name="P13"><text:span text:style-name="Strong_20_Emphasis"><text:span text:style-name="T1">2. Green Marketing:</text:span></text:span> This is about selling products based on how they are good for the environment. It can be a product that's environmentally friendly itself or is made using eco-friendly methods. For example, a bank that goes paperless and encourages online transactions is using green marketing because it's reducing paper usage and helping the environment.</text:p>
      <text:p text:style-name="P13"><text:span text:style-name="Strong_20_Emphasis"><text:span text:style-name="T1">3. Green Production:</text:span></text:span> Imagine a way of making things that doesn't harm the environment and also saves money. This is what green production is about. Companies adopt processes that are eco-friendly from the start to the end of making a product. For instance, a furniture company that uses renewable energy sources like solar and wind power to build their products is practicing green production.</text:p>
      <text:p text:style-name="P13"><text:span text:style-name="Strong_20_Emphasis"><text:span text:style-name="T1">4. Green Research and Development:</text:span></text:span> This is about using research and new ideas to create products that are better for the environment. Think of a car company making vehicles that produce less pollution and use less fuel. They're doing green research and development to make cars that are kinder to the planet.</text:p>
      <text:p text:style-name="P13"><text:span text:style-name="Strong_20_Emphasis"><text:span text:style-name="T1">5. Green Criminology:</text:span></text:span> While criminology is about studying crimes and criminals, green criminology focuses on crimes against the environment. This can include studying things like illegal logging or animal trafficking. It's like detectives who investigate environmental problems to help protect nature.</text:p>
      <text:p text:style-name="P13"><text:span text:style-name="Strong_20_Emphasis"><text:span text:style-name="T1">6. Green Human Resource Management:</text:span></text:span> Imagine a company that cares not only about profits but also about the well-being of its employees and the environment. Green Human Resource Management is about creating policies that support these ideas. For example, a company might encourage employees to use public transportation or car-sharing programs to reduce pollution and traffic.</text:p>
      <text:p text:style-name="P13"><text:soft-page-break/>In simple terms, all these practices are about making businesses and companies better for the Earth and the people who live on it. Whether it's using cleaner materials, promoting eco-friendly products, or even creating workplaces that value both the workers and the environment, these concepts aim to create a healthier and more sustainable world for everyone.</text:p>
      <text:p text:style-name="P1"/>
      <text:p text:style-name="P1"/>
      <text:p text:style-name="Standard"><text:span text:style-name="T11">1.7 DEVELOPING A THEORY<text:line-break/><text:line-break/></text:span><text:span text:style-name="Strong_20_Emphasis"><text:span text:style-name="T1">Emergence of Green Theory:</text:span></text:span> Back in the 1960s, people started to realize that if everyone just does whatever they want with shared resources like land, water, and fish, these resources will get used up and become scarce. This realization led to a growing concern about the environment, which continued to the 1970s when the first big meeting about environmental issues happened at the United Nations. By the 1980s, political parties that focused on environmental issues were forming, and people wanted a theory that could explain these concerns. As time went on, it became clear that our actions were harming the Earth, and by the late 1990s, a lot of ideas about how to take care of the environment and our relationship with it had developed.</text:p>
      <text:p text:style-name="P13"><text:span text:style-name="Strong_20_Emphasis"><text:span text:style-name="T1">Branches of Green Political Theory:</text:span></text:span> There are two main parts to Green Political Theory:</text:p>
      <text:list xml:id="list1255190891" text:style-name="L3">
        <text:list-item>
          <text:p text:style-name="P21"><text:span text:style-name="Strong_20_Emphasis"><text:span text:style-name="T1">Normative Branch:</text:span></text:span> This is about questions related to justice, rights, democracy, citizenship, and how we should treat the environment. For instance, asking whether it's fair to harm the environment just for our convenience.</text:p>
        </text:list-item>
        <text:list-item>
          <text:p text:style-name="P22"><text:span text:style-name="Strong_20_Emphasis"><text:span text:style-name="T1">Political Economy Branch:</text:span></text:span> This is more about understanding how the government, economy, and environment are connected. It's like figuring out how policies and economic activities impact the Earth.</text:p>
        </text:list-item>
      </text:list>
      <text:p text:style-name="P13"><text:span text:style-name="Strong_20_Emphasis"><text:span text:style-name="T1">Challenges and Ideas in Green Theory:</text:span></text:span></text:p>
      <text:list xml:id="list1586144586" text:style-name="L4">
        <text:list-item>
          <text:p text:style-name="P23"><text:span text:style-name="Strong_20_Emphasis"><text:span text:style-name="T1">Positive and Negative Theories:</text:span></text:span> Green Theory discusses both the positive (healthy) and negative (unhealthy) impacts we have on the environment. For example, planting trees and reducing pollution are positive actions, while cutting down forests without replanting them is negative.</text:p>
        </text:list-item>
        <text:list-item>
          <text:p text:style-name="P23"><text:span text:style-name="Strong_20_Emphasis"><text:span text:style-name="T1">Public Health and Prevention:</text:span></text:span> Just like we prevent illness to stay healthy, Green Theory suggests preventing environmental problems to keep our planet healthy.</text:p>
        </text:list-item>
        <text:list-item>
          <text:p text:style-name="P23"><text:span text:style-name="Strong_20_Emphasis"><text:span text:style-name="T1">Distinction Between Public and Private Space:</text:span></text:span> Sometimes, Green Theory doesn't clearly separate what's shared (public) and what's individual (private). Like when we talk about using water responsibly at home (private) and in parks (public).</text:p>
        </text:list-item>
        <text:list-item>
          <text:p text:style-name="P24"><text:span text:style-name="Strong_20_Emphasis"><text:span text:style-name="T1">Different Views Within Green Theory:</text:span></text:span> Some people focus more on economics, while others prioritize helping the poorest people on the planet. These viewpoints can sometimes clash in terms of how to address environmental issues.</text:p>
        </text:list-item>
      </text:list>
      <text:p text:style-name="P13"><text:span text:style-name="Strong_20_Emphasis"><text:span text:style-name="T1">Real-World Examples:</text:span></text:span></text:p>
      <text:list xml:id="list3714595652" text:style-name="L5">
        <text:list-item>
          <text:p text:style-name="P25"><text:soft-page-break/>Imagine you and your friends all have a community garden where you grow vegetables. If everyone takes more than their fair share, the garden will suffer. So, sharing resources responsibly is important, just like in the "tragedy of the commons."</text:p>
        </text:list-item>
        <text:list-item>
          <text:p text:style-name="P26">Think about a country where the government makes laws to protect the environment. This is an example of the political economy branch, as the government's actions influence both the economy and the environment.</text:p>
        </text:list-item>
      </text:list>
      <text:p text:style-name="P13">In simple words, Green Theory is like a set of ideas that help us understand how we should treat the Earth and how our actions affect it. It's about finding a balance between our needs and protecting nature for ourselves and future generations.</text:p>
      <text:p text:style-name="P1"/>
      <text:p text:style-name="P1"/>
      <text:p text:style-name="P3">1.8. GREEN MANAGEMENT IN INDIA:-INITIATIVES TOWARDS GREEN MANAGEMENT</text:p>
      <text:p text:style-name="P1"/>
      <text:p text:style-name="P10"><text:span text:style-name="Strong_20_Emphasis"><text:span text:style-name="T1">Green Companies in India:</text:span></text:span> <text:span text:style-name="T4">Companies in India are realizing how their actions can affect the environment and are taking steps to be more eco-friendly. Here are some examples of such companies:</text:span></text:p>
      <text:list xml:id="list2288491659" text:style-name="L6">
        <text:list-item>
          <text:p text:style-name="P27"><text:span text:style-name="Strong_20_Emphasis"><text:span text:style-name="T1">LG:</text:span></text:span> LG makes electronics that use less energy and avoid harmful materials. For instance, they've created LED monitors that consume less power than usual ones and don't have hazardous substances like mercury.</text:p>
        </text:list-item>
        <text:list-item>
          <text:p text:style-name="P27"><text:span text:style-name="Strong_20_Emphasis"><text:span text:style-name="T1">HCL (Hindustan Computers Limited):</text:span></text:span> HCL has introduced eco-friendly notebooks that don't use harmful chemicals. These notebooks are rated highly for being energy-efficient.</text:p>
        </text:list-item>
        <text:list-item>
          <text:p text:style-name="P27"><text:span text:style-name="Strong_20_Emphasis"><text:span text:style-name="T1">Haier:</text:span></text:span> Haier has launched the Eco Life Series with eco-friendly refrigerators, washing machines, and air conditioners.</text:p>
        </text:list-item>
        <text:list-item>
          <text:p text:style-name="P27"><text:span text:style-name="Strong_20_Emphasis"><text:span text:style-name="T1">Samsung:</text:span></text:span> Samsung offers LED TV screens that use less electricity and don't have harmful chemicals like mercury and lead.</text:p>
        </text:list-item>
        <text:list-item>
          <text:p text:style-name="P27"><text:span text:style-name="Strong_20_Emphasis"><text:span text:style-name="T1">Tata Consultancy Services (TCS):</text:span></text:span> TCS is recognized for its sustainability efforts, including creating technology for agricultural and community benefits.</text:p>
        </text:list-item>
        <text:list-item>
          <text:p text:style-name="P27"><text:span text:style-name="Strong_20_Emphasis"><text:span text:style-name="T1">Oil and Natural Gas Company (ONGC):</text:span></text:span> ONGC has developed green crematoriums to replace traditional funeral pyres, which emit harmful smoke.</text:p>
        </text:list-item>
        <text:list-item>
          <text:p text:style-name="P27"><text:span text:style-name="Strong_20_Emphasis"><text:span text:style-name="T1">IndusInd Bank:</text:span></text:span> IndusInd Bank encourages paperless practices in its ATMs and messaging to save paper and reduce deforestation.</text:p>
        </text:list-item>
        <text:list-item>
          <text:p text:style-name="P27"><text:span text:style-name="Strong_20_Emphasis"><text:span text:style-name="T1">ITC Limited:</text:span></text:span> ITC uses eco-friendly bleaching technology and follows a low-carbon growth approach.</text:p>
        </text:list-item>
        <text:list-item>
          <text:p text:style-name="P27"><text:soft-page-break/><text:span text:style-name="Strong_20_Emphasis"><text:span text:style-name="T1">Wipro:</text:span></text:span> Wipro has developed energy-saving technology and has an eco-friendly corporate headquarters.</text:p>
        </text:list-item>
        <text:list-item>
          <text:p text:style-name="P27"><text:span text:style-name="Strong_20_Emphasis"><text:span text:style-name="T1">MRF Tyres:</text:span></text:span> MRF has launched eco-friendly tubeless tires made from special rubber for extra fuel efficiency.</text:p>
        </text:list-item>
      </text:list>
      <text:p text:style-name="P13"><text:span text:style-name="Strong_20_Emphasis"><text:span text:style-name="T1">Eco-Friendly Products Used in India:</text:span></text:span> People in India are also using eco-friendly products to help the environment. Some examples include:</text:p>
      <text:list xml:id="list3117892124" text:style-name="L7">
        <text:list-item>
          <text:p text:style-name="P28"><text:span text:style-name="Strong_20_Emphasis"><text:span text:style-name="T1">Cotton Shopping Bags:</text:span></text:span> These bags can be used multiple times instead of using plastic bags.</text:p>
        </text:list-item>
        <text:list-item>
          <text:p text:style-name="P28"><text:span text:style-name="Strong_20_Emphasis"><text:span text:style-name="T1">Rechargeable Batteries:</text:span></text:span> Reusing batteries reduces the need for new ones, which helps in reducing waste.</text:p>
        </text:list-item>
        <text:list-item>
          <text:p text:style-name="P28"><text:span text:style-name="Strong_20_Emphasis"><text:span text:style-name="T1">Reusable Papers/Books:</text:span></text:span> Using notebooks made from reusable materials helps save trees.</text:p>
        </text:list-item>
        <text:list-item>
          <text:p text:style-name="P28"><text:span text:style-name="Strong_20_Emphasis"><text:span text:style-name="T1">Reusable Water Bottles:</text:span></text:span> Using a refillable water bottle instead of disposable ones reduces plastic waste.</text:p>
        </text:list-item>
        <text:list-item>
          <text:p text:style-name="P28"><text:span text:style-name="Strong_20_Emphasis"><text:span text:style-name="T1">Solar Powered Outdoor Speakers:</text:span></text:span> These speakers use solar energy to work, reducing the need for electricity.</text:p>
        </text:list-item>
        <text:list-item>
          <text:p text:style-name="P28"><text:span text:style-name="Strong_20_Emphasis"><text:span text:style-name="T1">Solar Phone Chargers:</text:span></text:span> Charging phones with solar power reduces the use of electricity.</text:p>
        </text:list-item>
        <text:list-item>
          <text:p text:style-name="P28"><text:span text:style-name="Strong_20_Emphasis"><text:span text:style-name="T1">Eco-Friendly Umbrella:</text:span></text:span> Umbrellas made from sustainable materials are more environmentally friendly.</text:p>
        </text:list-item>
        <text:list-item>
          <text:p text:style-name="P28"><text:span text:style-name="Strong_20_Emphasis"><text:span text:style-name="T1">LED Bulbs:</text:span></text:span> LED bulbs use less energy and last longer than traditional bulbs.</text:p>
        </text:list-item>
        <text:list-item>
          <text:p text:style-name="P28"><text:span text:style-name="Strong_20_Emphasis"><text:span text:style-name="T1">Eco-Friendly Chair:</text:span></text:span> Chairs made from eco-friendly materials help reduce waste.</text:p>
        </text:list-item>
        <text:list-item>
          <text:p text:style-name="P28"><text:span text:style-name="Strong_20_Emphasis"><text:span text:style-name="T1">Biodegradable Pots:</text:span></text:span> Pots made from biodegradable materials break down naturally, reducing plastic waste.</text:p>
        </text:list-item>
        <text:list-item>
          <text:p text:style-name="P28"><text:span text:style-name="Strong_20_Emphasis"><text:span text:style-name="T1">Bamboo Desktop Dry Erase Board:</text:span></text:span> Bamboo is a sustainable material used in products like dry erase boards.</text:p>
        </text:list-item>
      </text:list>
      <text:p text:style-name="P13"><text:span text:style-name="Strong_20_Emphasis"><text:span text:style-name="T1">ACC Cementing the Future:</text:span></text:span> ACC, a cement company, is a great example of green building initiatives. They transformed their headquarters into a green building, which uses energy efficiently and has eco-friendly features. They received certifications for energy efficiency and green building practices.</text:p>
      <text:p text:style-name="P13">In simple words, companies in India are realizing the importance of being eco-friendly. They're making products and buildings that use less energy, reduce waste, and are better for the environment. People are also choosing products that are good for the Earth, like reusable items and solar-powered gadgets. All these efforts are helping to create a greener and more sustainable future for India.</text:p>
      <text:p text:style-name="P1"/>
      <text:p text:style-name="P1"><text:soft-page-break/>1.9 RELEVANCE OF GREEN MANAGEMENT IN TWENTY</text:p>
      <text:p text:style-name="P1">FIRST CENTURY (OR) PRESENT STATUS OF GREEN</text:p>
      <text:p text:style-name="P1">MANAGEMENT</text:p>
      <text:p text:style-name="P1"/>
      <text:p text:style-name="P10"><text:span text:style-name="Strong_20_Emphasis"><text:span text:style-name="T1">Importance of Green Management Today:</text:span></text:span></text:p>
      <text:p text:style-name="P13">In the 21st century, adopting green management practices has become crucial for various reasons:</text:p>
      <text:p text:style-name="P13"><text:span text:style-name="Strong_20_Emphasis"><text:span text:style-name="T1">1. Training Future Leaders:</text:span></text:span> Business schools are incorporating sustainability studies into their courses to prepare future managers, entrepreneurs, and leaders who can plan for the long term and consider environmental and social impacts.</text:p>
      <text:p text:style-name="P13"><text:span text:style-name="Strong_20_Emphasis"><text:span text:style-name="T1">2. Global Business Trend:</text:span></text:span> Many businesses worldwide are shifting towards adopting green practices in their management. This means they are considering how their actions affect the environment and society while making decisions.</text:p>
      <text:p text:style-name="P13"><text:span text:style-name="Strong_20_Emphasis"><text:span text:style-name="T1">Forces Driving Green Management:</text:span></text:span></text:p>
      <text:p text:style-name="P13"><text:span text:style-name="Strong_20_Emphasis"><text:span text:style-name="T1">1. Corporate Social Responsibility (CSR):</text:span></text:span> Companies are focusing on being socially and environmentally responsible. They're integrating concerns about the environment and society into their operations to give back to the community and reduce their negative impact.</text:p>
      <text:p text:style-name="P13"><text:span text:style-name="Strong_20_Emphasis"><text:span text:style-name="T1">Example:</text:span></text:span> Companies are organizing tree planting drives, contributing to clean energy initiatives, and supporting local communities through their CSR programs.</text:p>
      <text:p text:style-name="P13"><text:span text:style-name="Strong_20_Emphasis"><text:span text:style-name="T1">2. International Standards:</text:span></text:span> Global organizations like the International Organization for Standardization (ISO) set standards that encourage environmentally friendly practices. These standards help companies compete in the global market and show their commitment to sustainability.</text:p>
      <text:p text:style-name="P13"><text:span text:style-name="Strong_20_Emphasis"><text:span text:style-name="T1">Example:</text:span></text:span> ISO 14001 certification, focusing on environmental management systems, helps companies meet global standards for eco-friendly operations.</text:p>
      <text:p text:style-name="P13"><text:span text:style-name="Strong_20_Emphasis"><text:span text:style-name="T1">3. Legal Requirements:</text:span></text:span> Governments are enacting laws that encourage or mandate eco-friendly practices. These laws compel businesses to adopt green management approaches to comply with environmental regulations.</text:p>
      <text:p text:style-name="P13"><text:span text:style-name="Strong_20_Emphasis"><text:span text:style-name="T1">Example:</text:span></text:span> Many countries have laws that limit air and water pollution and regulate waste disposal to protect the environment.</text:p>
      <text:p text:style-name="P13"><text:span text:style-name="Strong_20_Emphasis"><text:span text:style-name="T1">4. Competition:</text:span></text:span> To stay competitive in the market, companies adopt green practices to build a positive reputation. Consumers are more likely to support environmentally conscious businesses, which can give a competitive advantage.</text:p>
      <text:p text:style-name="P13"><text:soft-page-break/><text:span text:style-name="Strong_20_Emphasis"><text:span text:style-name="T1">Example:</text:span></text:span> Companies like Patagonia, which emphasizes sustainable practices, gain a strong customer base due to their commitment to the environment.</text:p>
      <text:p text:style-name="P13"><text:span text:style-name="Strong_20_Emphasis"><text:span text:style-name="T1">5. Improved Public Image:</text:span></text:span> Adopting green management practices improves a company's reputation and public perception. People are more likely to support businesses that contribute positively to society and the environment.</text:p>
      <text:p text:style-name="P13"><text:span text:style-name="Strong_20_Emphasis"><text:span text:style-name="T1">Example:</text:span></text:span> Companies like Tesla, known for their electric cars and clean energy initiatives, have a strong public image associated with environmental responsibility.</text:p>
      <text:p text:style-name="P13"><text:span text:style-name="Strong_20_Emphasis"><text:span text:style-name="T1">6. Increased Profits:</text:span></text:span> Green management can lead to increased profits through cost-saving measures and improved efficiency. Sustainable practices often lead to reduced waste and resource consumption.</text:p>
      <text:p text:style-name="P13"><text:span text:style-name="Strong_20_Emphasis"><text:span text:style-name="T1">Example:</text:span></text:span> IKEA uses sustainable materials and energy-efficient processes in their furniture production, which reduces costs and attracts environmentally conscious customers.</text:p>
      <text:p text:style-name="P13"><text:span text:style-name="Strong_20_Emphasis"><text:span text:style-name="T1">7. Employee Retention:</text:span></text:span> Employees are more likely to stay in organizations that prioritize environmental and social responsibility. A positive work environment that aligns with personal values improves retention rates.</text:p>
      <text:p text:style-name="P13"><text:span text:style-name="Strong_20_Emphasis"><text:span text:style-name="T1">Example:</text:span></text:span> Companies with flexible work options, green initiatives, and supportive company cultures have higher employee retention rates.</text:p>
      <text:p text:style-name="P13"><text:span text:style-name="Strong_20_Emphasis"><text:span text:style-name="T1">8. Encourages Innovation:</text:span></text:span> Green management encourages companies to think innovatively, leading to the development of new products, services, and processes that benefit both the business and the environment.</text:p>
      <text:p text:style-name="P13"><text:span text:style-name="Strong_20_Emphasis"><text:span text:style-name="T1">Example:</text:span></text:span> Tesla's electric cars are an innovative solution to reduce carbon emissions while providing sustainable transportation options.</text:p>
      <text:p text:style-name="P13">In simple terms, green management is extremely relevant today because it helps companies be responsible, competitive, and environmentally friendly. Many forces, like laws, consumer preferences, and global standards, are driving businesses to adopt eco-friendly practices, which ultimately benefits society, the environment, and the companies themselves.</text:p>
      <text:p text:style-name="P1"/>
      <text:p text:style-name="P1"/>
      <text:p text:style-name="P1"/>
      <text:p text:style-name="P1"/>
      <text:p text:style-name="P1"/>
      <text:p text:style-name="P1"/>
      <text:p text:style-name="P1"/>
      <text:p text:style-name="P1"/>
      <text:p text:style-name="P1"/>
      <text:p text:style-name="P1"><text:soft-page-break/><text:s text:c="40"/>UNIT-2</text:p>
      <text:p text:style-name="P1"><text:s text:c="10"/>ORGANIZATIONAL ENVIRONMENT</text:p>
      <text:p text:style-name="P1"/>
      <text:p text:style-name="P4">introduction to organizational envirinment</text:p>
      <text:p text:style-name="P4"/>
      <text:p text:style-name="P7"><text:span text:style-name="Strong_20_Emphasis"><text:span text:style-name="T1">Introduction to Organizational Environment:</text:span></text:span></text:p>
      <text:p text:style-name="P13">Organizational environment refers to the factors that impact how a business operates and succeeds. These factors can be both inside and outside the organization. Businesses need to interact with their environment to survive and thrive. The environment is always changing and can bring risks and opportunities that influence a company's future.</text:p>
      <text:p text:style-name="P13"><text:span text:style-name="Strong_20_Emphasis"><text:span text:style-name="T1">Definition:</text:span></text:span> According to experts, the organizational environment is the combination of all the external influences that affect a company's growth and progress.</text:p>
      <text:p text:style-name="P13"><text:span text:style-name="Strong_20_Emphasis"><text:span text:style-name="T1">Factors/Components of Organizational Environment:</text:span></text:span></text:p>
      <text:p text:style-name="P13">There are two main types of factors that make up the organizational environment: internal and external.</text:p>
      <text:p text:style-name="P13"><text:span text:style-name="Strong_20_Emphasis"><text:span text:style-name="T1">1. Internal Factors (Within the Organization):</text:span></text:span> These are things that the organization can control because they are inside the company. Examples of internal factors include:</text:p>
      <text:list xml:id="list152154685" text:style-name="L8">
        <text:list-item>
          <text:p text:style-name="P29"><text:span text:style-name="Strong_20_Emphasis"><text:span text:style-name="T1">Financial Resources:</text:span></text:span> The money and funds available to the company for operations and investments. For instance, a company's own savings or loans it receives.</text:p>
        </text:list-item>
        <text:list-item>
          <text:p text:style-name="P29"><text:span text:style-name="Strong_20_Emphasis"><text:span text:style-name="T1">Physical and Human Resources:</text:span></text:span> The assets and people within the company. This includes equipment, technology, and employees.</text:p>
        </text:list-item>
        <text:list-item>
          <text:p text:style-name="P29"><text:span text:style-name="Strong_20_Emphasis"><text:span text:style-name="T1">Objectives of Business:</text:span></text:span> The goals and targets the company sets for itself. For example, a company might aim to increase sales by a certain percentage.</text:p>
        </text:list-item>
        <text:list-item>
          <text:p text:style-name="P29"><text:span text:style-name="Strong_20_Emphasis"><text:span text:style-name="T1">Managerial Policies:</text:span></text:span> The rules and guidelines established by the company's management team. This could include policies about employee behavior or decision-making processes.</text:p>
        </text:list-item>
      </text:list>
      <text:p text:style-name="P13"><text:span text:style-name="Strong_20_Emphasis"><text:span text:style-name="T1">2. External Factors (Outside the Organization):</text:span></text:span> These factors are beyond the company's control because they are external. Examples of external factors include:</text:p>
      <text:list xml:id="list2175741396" text:style-name="L9">
        <text:list-item>
          <text:p text:style-name="P30"><text:span text:style-name="Strong_20_Emphasis"><text:span text:style-name="T1">Suppliers:</text:span></text:span> The businesses that provide the materials, products, or services a company needs to operate. For example, a coffee shop relies on suppliers for coffee beans and packaging.</text:p>
        </text:list-item>
        <text:list-item>
          <text:p text:style-name="P30"><text:span text:style-name="Strong_20_Emphasis"><text:span text:style-name="T1">Customers:</text:span></text:span> The people who buy a company's products or services. A smartphone company's success depends on how many people buy its phones.</text:p>
        </text:list-item>
        <text:list-item>
          <text:p text:style-name="P30"><text:span text:style-name="Strong_20_Emphasis"><text:span text:style-name="T1">Competitors:</text:span></text:span> Other businesses that offer similar products or services. A fast-food chain competes with other chains for customers.</text:p>
        </text:list-item>
        <text:list-item>
          <text:p text:style-name="P30"><text:soft-page-break/><text:span text:style-name="Strong_20_Emphasis"><text:span text:style-name="T1">Market Intermediaries:</text:span></text:span> Middlemen or agencies that help a company connect with its customers, like advertising agencies or distributors.</text:p>
        </text:list-item>
        <text:list-item>
          <text:p text:style-name="P30"><text:span text:style-name="Strong_20_Emphasis"><text:span text:style-name="T1">Technological and R&amp;D (Research and Development) Capabilities:</text:span></text:span> The ability of a company to innovate and create new products or improve existing ones using technology.</text:p>
        </text:list-item>
      </text:list>
      <text:p text:style-name="P13"><text:span text:style-name="Strong_20_Emphasis"><text:span text:style-name="T1">3. Components of Organizational Environment:</text:span></text:span></text:p>
      <text:p text:style-name="P13">The organizational environment can be further broken down into two main components: the internal environment and the external environment.</text:p>
      <text:p text:style-name="P13"><text:span text:style-name="Strong_20_Emphasis"><text:span text:style-name="T1">Internal Environment:</text:span></text:span> This includes things inside the organization that the company can control, such as its resources, objectives, policies, and the relationship between employees and management.</text:p>
      <text:p text:style-name="P13"><text:span text:style-name="Strong_20_Emphasis"><text:span text:style-name="T1">External Environment:</text:span></text:span> This is made up of factors outside the organization's control, like economic conditions, political influences, social and cultural trends, technological advancements, and demographic changes. These external factors can greatly impact a company's success and operations.</text:p>
      <text:p text:style-name="P13"><text:span text:style-name="Strong_20_Emphasis"><text:span text:style-name="T1">Example:</text:span></text:span> Consider a new organic food store opening in a neighborhood. The internal environment would include the store's budget, employees, and the store layout. The external environment would involve factors like the local economy, the preferences of the neighborhood's residents, competition from other grocery stores, and any changes in government regulations related to organic food.</text:p>
      <text:p text:style-name="P13">In simple terms, the organizational environment is like the surroundings that affect a business. Just like the weather can influence your plans for the day, the organizational environment can impact how a company operates and makes decision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text:p>
      <text:p text:style-name="P7"><text:span text:style-name="Strong_20_Emphasis"><text:span text:style-name="T1">1.</text:span></text:span><text:span text:style-name="Strong_20_Emphasis"><text:span text:style-name="T14"> </text:span></text:span><text:span text:style-name="Strong_20_Emphasis"><text:span text:style-name="T10">Organizational</text:span></text:span><text:span text:style-name="Strong_20_Emphasis"><text:span text:style-name="T9"> </text:span></text:span><text:span text:style-name="Strong_20_Emphasis"><text:span text:style-name="T10">Environment</text:span></text:span><text:span text:style-name="Strong_20_Emphasis"><text:span text:style-name="T9">:</text:span></text:span><text:span text:style-name="T9"> This refers to the surroundings and conditions in which a company operates. It includes the company's culture, values, policies, and how it interacts with its employees, customers, and the community. For example, if a company encourages open communication and values employee well-being, it has a positive organizational environment.</text:span></text:p>
      <text:p text:style-name="P13"><text:span text:style-name="Strong_20_Emphasis"><text:span text:style-name="T1">2. Indian Corporate Structure and Environment:</text:span></text:span><text:span text:style-name="T1"> The corporate structure in India refers to how companies are organized and managed. The environment includes factors like government regulations, economic conditions, and social expectations. For instance, Indian companies often have a hierarchical structure with clear levels of management. They also need to comply with environmental regulations set by the government, like waste disposal rules.</text:span></text:p>
      <text:p text:style-name="P13"><text:span text:style-name="Strong_20_Emphasis"><text:span text:style-name="T1">3. How to Go Green and Spread the Concept in an Organization:</text:span></text:span><text:span text:style-name="T1"> "Going green" means adopting practices that are more environmentally friendly. This could involve reducing waste, using renewable energy, and cutting down on harmful emissions. To spread this concept within a company, you might conduct workshops, set up recycling programs, and lead by example. For instance, a company could replace disposable plastic cups with reusable ones to reduce plastic waste.</text:span></text:p>
      <text:p text:style-name="P13"><text:span text:style-name="Strong_20_Emphasis"><text:span text:style-name="T1">4. Environmental and Sustainability Issues in High-Tech Production:</text:span></text:span><text:span text:style-name="T1"> Producing high-tech components and materials often involves using rare resources and energy-intensive processes. This can lead to pollution and resource depletion. For example, manufacturing computer chips requires rare metals and creates electronic waste. These issues highlight the need for more sustainable production methods.</text:span></text:p>
      <text:p text:style-name="P13"><text:span text:style-name="Strong_20_Emphasis"><text:span text:style-name="T1">5. Life Cycle Analysis of Materials:</text:span></text:span><text:span text:style-name="T1"> Life cycle analysis examines the environmental impact of a product from its creation to its disposal. It considers factors like resource extraction, manufacturing, transportation, use, and eventual disposal. For instance, when analyzing a smartphone's life cycle, you'd look at the energy used to make it, the emissions during use, and how its materials are recycled.</text:span></text:p>
      <text:p text:style-name="P13"><text:span text:style-name="Strong_20_Emphasis"><text:span text:style-name="T1">6. Sustainable Production and Corporate Environmental Responsibility (CER):</text:span></text:span><text:span text:style-name="T1"> Sustainable production means making products in a way that minimizes negative impacts on the environment and society. Corporate Environmental Responsibility (CER) involves companies taking responsibility for their environmental impacts and working to reduce them. An example could be a clothing company using organic cotton and environmentally friendly dyes to make their products, thus reducing the ecological footprint of their manufacturing process.</text:span></text:p>
      <text:p text:style-name="P14"><text:soft-page-break/>In summary, the organizational environment shapes how a company operates, the Indian corporate structure is influenced by regulations and social factors, going green involves adopting eco-friendly practices, high-tech production can harm the environment, life cycle analysis looks at a product's entire journey, and sustainable production is about minimizing negative impacts while taking corporate environmental responsibility.</text:p>
      <text:p text:style-name="P15"/>
      <text:p text:style-name="P4"/>
      <text:p text:style-name="P5"/>
      <text:p text:style-name="P5"/>
      <text:p text:style-name="P6"><text:span text:style-name="Strong_20_Emphasis"><text:span text:style-name="T1">Organizational Environment:</text:span></text:span></text:p>
      <text:p text:style-name="P13">Organizational environment refers to the surroundings and factors that affect how a business operates. It's like the ecosystem in which a company exists. This includes things inside the company (like its resources and goals) and things outside (like customers, competitors, and the economy).</text:p>
      <text:p text:style-name="P13"><text:span text:style-name="Strong_20_Emphasis"><text:span text:style-name="T1">Example:</text:span></text:span> Imagine you're opening a small bakery. The ingredients you have, the recipes you create, and the way your employees work are part of the internal environment. The local competition, people's preferences for different types of baked goods, and the overall economy are part of the external environment.</text:p>
      <text:p text:style-name="P13"><text:span text:style-name="Strong_20_Emphasis"><text:span text:style-name="T1">Indian Corporate Structure and Environment:</text:span></text:span></text:p>
      <text:p text:style-name="P13">In India, businesses operate within a certain structure. This includes how they're organized legally, the rules they follow, and the relationships they have with customers, employees, and the government. The environment for Indian businesses involves factors like government policies, cultural values, and economic conditions that influence how companies operate.</text:p>
      <text:p text:style-name="P13"><text:span text:style-name="Strong_20_Emphasis"><text:span text:style-name="T1">Example:</text:span></text:span> An Indian technology company has to follow the country's laws about data privacy and security while developing software. Additionally, the company's reputation is influenced by how it treats its employees according to Indian work culture.</text:p>
      <text:p text:style-name="P13"><text:span text:style-name="Strong_20_Emphasis"><text:span text:style-name="T1">How to Go Green:</text:span></text:span></text:p>
      <text:p text:style-name="P13">"Going green" means making eco-friendly choices to reduce harm to the environment. This can include using less energy, producing less waste, and using sustainable materials. Companies can do this by using renewable energy sources, reducing plastic packaging, and recycling.</text:p>
      <text:p text:style-name="P13"><text:span text:style-name="Strong_20_Emphasis"><text:span text:style-name="T1">Example:</text:span></text:span> A clothing company "goes green" by using recycled materials to make their clothes, reducing the use of harmful dyes, and using energy-efficient machinery in their factories.</text:p>
      <text:p text:style-name="P13"><text:span text:style-name="Strong_20_Emphasis"><text:span text:style-name="T1">Spreading the Concept in Organization:</text:span></text:span></text:p>
      <text:p text:style-name="P13">To spread the green concept in an organization, companies need to educate their employees about the importance of eco-friendly practices. This can involve training programs, workshops, and awareness campaigns. When everyone in the organization understands the benefits of going green, they can work together to implement eco-friendly practices.</text:p>
      <text:p text:style-name="P13"><text:span text:style-name="Strong_20_Emphasis"><text:span text:style-name="T1">Example:</text:span></text:span> A company starts a campaign where they teach their employees about recycling and conserving energy. They also set up designated recycling bins and encourage employees to use public transportation or carpool to reduce carbon emissions.</text:p>
      <text:p text:style-name="P13"><text:span text:style-name="Strong_20_Emphasis"><text:span text:style-name="T1">Environmental and Sustainability Issues for High-Tech Components and Materials:</text:span></text:span></text:p>
      <text:p text:style-name="P13">Producing high-tech gadgets and materials can have negative effects on the environment, like using rare resources and creating electronic waste. Sustainability issues arise from using resources that might become scarce and from disposing of these products responsibly.</text:p>
      <text:p text:style-name="P13"><text:soft-page-break/><text:span text:style-name="Strong_20_Emphasis"><text:span text:style-name="T1">Example:</text:span></text:span> Manufacturing smartphones requires rare minerals that can harm ecosystems when extracted. Also, when these gadgets are thrown away, they can release harmful chemicals into the environment. Companies need to find ways to make these processes more eco-friendly.</text:p>
      <text:p text:style-name="P13"><text:span text:style-name="Strong_20_Emphasis"><text:span text:style-name="T1">Life Cycle Analysis of Materials:</text:span></text:span></text:p>
      <text:p text:style-name="P13">This is a process of understanding the environmental impact of a product from its creation to its disposal. It looks at the resources used, energy consumed, and waste generated throughout a product's life.</text:p>
      <text:p text:style-name="P13"><text:span text:style-name="Strong_20_Emphasis"><text:span text:style-name="T1">Example:</text:span></text:span> Analyzing a paper cup's life cycle might reveal that it uses a lot of water and energy to produce, even though it's used only once. This information could lead to finding alternatives, like using reusable cups.</text:p>
      <text:p text:style-name="P13"><text:span text:style-name="Strong_20_Emphasis"><text:span text:style-name="T1">Sustainable Production and Corporate Environmental Responsibility (CER):</text:span></text:span></text:p>
      <text:p text:style-name="P13">Sustainable production means making products in a way that minimizes negative effects on the environment. Corporate Environmental Responsibility (CER) involves companies taking responsibility for how their actions affect the environment and taking steps to mitigate those effects.</text:p>
      <text:p text:style-name="P13"><text:span text:style-name="Strong_20_Emphasis"><text:span text:style-name="T1">Example:</text:span></text:span> An automobile company practicing sustainable production might use eco-friendly materials for their car interiors and implement processes that create less pollution. This aligns with their CER efforts to make a positive impact on the environment.</text:p>
      <text:p text:style-name="P13">In simple words, all these concepts are about being mindful of the environment and making choices that are good for the planet while running a business. It's about understanding how a company's actions affect nature and taking steps to minimize any harm while maximizing the benefits for everyo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 text:c="38"/>UNIT-3</text:p>
      <text:p text:style-name="P4">APPROACHES FROM ECOLOGICAL ECONOMICS</text:p>
      <text:p text:style-name="P4"/>
      <text:p text:style-name="P7"><text:span text:style-name="Strong_20_Emphasis"><text:span text:style-name="T1">Environmental Economics:</text:span></text:span></text:p>
      <text:p text:style-name="P13">Environmental economics is like the intersection of economics and the environment. It's all about finding ways to grow the economy while taking care of the environment. This field helps us understand how our economic activities affect nature and how we can balance both for the betterment of people and the planet.</text:p>
      <text:p text:style-name="P13"><text:span text:style-name="Strong_20_Emphasis"><text:span text:style-name="T1">Example:</text:span></text:span> Let's say a company wants to build a factory near a river. Environmental economics would help them consider the costs of potential pollution on the river's health and people's well-being before making a decision.</text:p>
      <text:p text:style-name="P13"><text:span text:style-name="Strong_20_Emphasis"><text:span text:style-name="T1">Instruments of Environmental Economics:</text:span></text:span></text:p>
      <text:p text:style-name="P13">These are tools that environmental economists use to encourage businesses and individuals to make eco-friendly choices.</text:p>
      <text:p text:style-name="P13"><text:span text:style-name="Strong_20_Emphasis"><text:span text:style-name="T1">1) Charges:</text:span></text:span> These are like payments for using natural resources or causing pollution. If a factory pollutes, it pays a charge to reflect the harm it's causing.</text:p>
      <text:p text:style-name="P13"><text:span text:style-name="Strong_20_Emphasis"><text:span text:style-name="T1">Example:</text:span></text:span> A power plant that emits harmful gases might pay a fee for every unit of gas it emits, which encourages them to reduce pollution.</text:p>
      <text:p text:style-name="P13"><text:span text:style-name="Strong_20_Emphasis"><text:span text:style-name="T1">2) Subsidies:</text:span></text:span> These are incentives or rewards given by the government to encourage businesses to do things that are good for the environment, like using clean energy.</text:p>
      <text:p text:style-name="P13"><text:span text:style-name="Strong_20_Emphasis"><text:span text:style-name="T1">Example:</text:span></text:span> If a company uses solar panels to generate electricity, the government might give them a subsidy to make it more affordable.</text:p>
      <text:p text:style-name="P13"><text:span text:style-name="Strong_20_Emphasis"><text:span text:style-name="T1">3) Deposit-Refund Systems:</text:span></text:span> These are like giving people money back when they return things like bottles for recycling. It encourages recycling by giving a reward.</text:p>
      <text:p text:style-name="P13"><text:span text:style-name="Strong_20_Emphasis"><text:span text:style-name="T1">Example:</text:span></text:span> When you return empty beverage cans for recycling, you get some money back as a refund for the deposit you paid when buying the drink.</text:p>
      <text:p text:style-name="P13"><text:span text:style-name="Strong_20_Emphasis"><text:span text:style-name="T1">4) Market Creation:</text:span></text:span> This means creating a system where people can trade or sell things related to the environment, like pollution permits.</text:p>
      <text:p text:style-name="P13"><text:span text:style-name="Strong_20_Emphasis"><text:span text:style-name="T1">Example:</text:span></text:span> Imagine a company wants to release some pollution, but they can only do it if they buy a pollution permit from another company that pollutes less. This creates a market for pollution rights.</text:p>
      <text:p text:style-name="P13">In simple terms, environmental economics helps us figure out how to make money while taking care of the planet. It uses tools like charges, subsidies, and creating markets to encourage businesses to make eco-friendly choices and avoid harming the environment.</text:p>
      <text:p text:style-name="P4"/>
      <text:p text:style-name="P4"><text:soft-page-break/>3.2 SUSTAINABLE DEVELOPMENT</text:p>
      <text:p text:style-name="P4"/>
      <text:p text:style-name="P7"><text:span text:style-name="Strong_20_Emphasis"><text:span text:style-name="T1">Sustainable Development:</text:span></text:span></text:p>
      <text:p text:style-name="P13">Sustainable development is like growing and progressing in a way that doesn't harm the environment or use up resources so much that future generations can't have what they need. It's about making sure that our actions today don't leave a negative impact on the world for tomorrow.</text:p>
      <text:p text:style-name="P13"><text:span text:style-name="Strong_20_Emphasis"><text:span text:style-name="T1">Example:</text:span></text:span> Think of a farmer who has a piece of land. Instead of using all the soil and water on his farm right away to grow crops, he takes care of the soil, uses water wisely, and plants trees to prevent erosion. This way, he can keep growing crops year after year without damaging the land, and his children and grandchildren will have healthy land to farm as well.</text:p>
      <text:p text:style-name="P13">Sustainable development is all about finding ways to meet our needs and enjoy progress while also thinking about the needs of future generations and the health of our planet.</text:p>
      <text:p text:style-name="P4">3.2.1 OBJECTIVES OF SUSTAINABLE DEVELOPMENT:</text:p>
      <text:p text:style-name="P4">3.2.2 REASONS FOR UNSUSTAINABILITY:</text:p>
      <text:p text:style-name="P4">3.2.3 FROM UNSUSTAINABLE TO SUSTAINABLE DEVELOPMENT:</text:p>
      <text:p text:style-name="P4"/>
      <text:p text:style-name="P4"/>
      <text:p text:style-name="P4"/>
      <text:p text:style-name="P4">3.3 INDICATORS OF SUSTAINABILITY</text:p>
      <text:p text:style-name="P7"><text:span text:style-name="Strong_20_Emphasis"><text:span text:style-name="T1">Indicators of Sustainability:</text:span></text:span></text:p>
      <text:p text:style-name="P13">Indicators of sustainability are like signposts that help us understand if we're moving in the right direction towards a future where the environment is healthy, people are happy, and resources are being used wisely. They give us clues about whether our actions are helping or hurting the balance between economic, social, and environmental aspects of life.</text:p>
      <text:p text:style-name="P13"><text:span text:style-name="Strong_20_Emphasis"><text:span text:style-name="T1">Example:</text:span></text:span> Let's say you're trying to determine if your neighborhood is sustainable. You might look at indicators like air quality (environmental), employment rates (social), and local businesses (economic). If the air is clean, people have jobs, and local businesses are thriving, it's a good sign that your neighborhood is on a sustainable path.</text:p>
      <text:p text:style-name="P13">These indicators help us measure progress and guide decisions, making sure we're not only thinking about the present but also planning for a better future.</text:p>
      <text:p text:style-name="P4"/>
      <text:p text:style-name="P4"><text:soft-page-break/>3.4 ECOSYSTEM SERVICES &amp; THEIR SUSTAINABLE USE</text:p>
      <text:p text:style-name="P4"/>
      <text:p text:style-name="P7"><text:span text:style-name="Strong_20_Emphasis"><text:span text:style-name="T1">Ecosystem Services and Their Sustainable Use:</text:span></text:span></text:p>
      <text:p text:style-name="P13">Think of ecosystems as nature's team players that provide us with valuable benefits, like clean water, fresh air, and fertile soil. These benefits are called ecosystem services. Just like a soccer team needs different players with unique skills to win a game, ecosystems have different components that work together to provide us with essential services.</text:p>
      <text:p text:style-name="P13"><text:span text:style-name="Strong_20_Emphasis"><text:span text:style-name="T1">Examples of Ecosystem Services:</text:span></text:span></text:p>
      <text:list xml:id="list2121965333" text:style-name="L10">
        <text:list-item>
          <text:p text:style-name="P31"><text:span text:style-name="Strong_20_Emphasis"><text:span text:style-name="T1">Purifying Water:</text:span></text:span> Wetlands and forests act like natural filters, cleaning the water that flows through them. This clean water is then available for us to drink and use.</text:p>
        </text:list-item>
        <text:list-item>
          <text:p text:style-name="P31"><text:span text:style-name="Strong_20_Emphasis"><text:span text:style-name="T1">Pollination:</text:span></text:span> Bees, butterflies, and other insects help pollinate plants, which leads to the production of fruits, vegetables, and nuts that we eat.</text:p>
        </text:list-item>
        <text:list-item>
          <text:p text:style-name="P31"><text:span text:style-name="Strong_20_Emphasis"><text:span text:style-name="T1">Climate Regulation:</text:span></text:span> Forests absorb carbon dioxide and release oxygen, helping to regulate the Earth's climate and providing us with fresh air to breathe.</text:p>
        </text:list-item>
        <text:list-item>
          <text:p text:style-name="P31"><text:span text:style-name="Strong_20_Emphasis"><text:span text:style-name="T1">Flood Prevention:</text:span></text:span> Coastal ecosystems like mangroves and salt marshes act as natural barriers against storms and floods, protecting communities along coastlines.</text:p>
        </text:list-item>
      </text:list>
      <text:p text:style-name="P13"><text:span text:style-name="Strong_20_Emphasis"><text:span text:style-name="T1">Sustainable Use:</text:span></text:span></text:p>
      <text:p text:style-name="P13">Using these ecosystem services sustainably means making sure we don't take more than nature can provide. It's like not eating all the apples from a tree, so it can keep producing more apples in the future. When we overuse or damage ecosystems, we risk losing these valuable services.</text:p>
      <text:p text:style-name="P13"><text:span text:style-name="Strong_20_Emphasis"><text:span text:style-name="T1">Example:</text:span></text:span> Imagine a forest that provides clean water to a nearby town. If people cut down too many trees or pollute the water, the ecosystem service of clean water might disappear. However, if the forest is managed carefully—by planting new trees, reducing pollution, and protecting the area—the ecosystem service can continue benefiting the town for generations.</text:p>
      <text:p text:style-name="P13">Sustainable use of ecosystem services is about finding a balance that allows us to enjoy nature's benefits while ensuring that these services are available for ourselves and future generations.</text:p>
      <text:p text:style-name="P4"/>
      <text:p text:style-name="P4"/>
      <text:p text:style-name="P4"/>
      <text:p text:style-name="P4"/>
      <text:p text:style-name="P4"/>
      <text:p text:style-name="P4"/>
      <text:p text:style-name="P8"><text:soft-page-break/>3.5. BIO DIVERSITY</text:p>
      <text:p text:style-name="P8"/>
      <text:p text:style-name="P9"><text:span text:style-name="Strong_20_Emphasis"><text:span text:style-name="T1">Biodiversity: Explained Simply</text:span></text:span></text:p>
      <text:p text:style-name="P14">Biodiversity is like the colorful and diverse cast of characters in a movie, but in real life! It's the variety of different plants, animals, and microorganisms that live on Earth. Just like how people from different places and backgrounds make our world interesting, biodiversity makes our planet vibrant and full of life.</text:p>
      <text:p text:style-name="P13"><text:span text:style-name="Strong_20_Emphasis"><text:span text:style-name="T1">Real-Time Examples:</text:span></text:span></text:p>
      <text:list xml:id="list1412355636" text:style-name="L11">
        <text:list-item>
          <text:p text:style-name="P32"><text:span text:style-name="Strong_20_Emphasis"><text:span text:style-name="T1">Insects and Pollination:</text:span></text:span><text:span text:style-name="T1"> Imagine a garden filled with flowers. Bees, butterflies, and other insects visit these flowers to collect nectar. While doing this, they unintentionally transfer pollen from one flower to another, helping plants make seeds and grow more flowers. Biodiversity among insects ensures that various flowers get pollinated, leading to a colorful and diverse garden.</text:span></text:p>
        </text:list-item>
        <text:list-item>
          <text:p text:style-name="P32"><text:span text:style-name="Strong_20_Emphasis"><text:span text:style-name="T1">Rainforests:</text:span></text:span><text:span text:style-name="T1"> Rainforests are like nature's treasure chests. They house an incredible number of plant and animal species, each with its unique role to play. Jaguars keep the population of certain animals in check, while plants provide homes and food for various creatures. Biodiversity in rainforests helps maintain a delicate balance that keeps the ecosystem healthy.</text:span></text:p>
        </text:list-item>
        <text:list-item>
          <text:p text:style-name="P32"><text:span text:style-name="Strong_20_Emphasis"><text:span text:style-name="T1">Coral Reefs:</text:span></text:span><text:span text:style-name="T1"> Coral reefs are like bustling underwater cities. They're made up of different types of corals, fish, and other marine creatures. These reefs not only look beautiful but also provide homes for many species. When biodiversity in coral reefs is threatened, it can disrupt the entire community and harm the marine life that depends on them.</text:span></text:p>
        </text:list-item>
        <text:list-item>
          <text:p text:style-name="P32"><text:span text:style-name="Strong_20_Emphasis"><text:span text:style-name="T1">Agriculture:</text:span></text:span><text:span text:style-name="T1"> Biodiversity is essential for agriculture too. Different types of crops and livestock provide us with a variety of foods to eat. If we only grew one type of crop, like only planting corn, and a disease affected that crop, we'd have a big problem. Biodiversity in crops helps us have a more stable and reliable food supply.</text:span></text:p>
        </text:list-item>
      </text:list>
      <text:p text:style-name="P14">Biodiversity is vital because it helps ecosystems function properly, supports human needs like food and medicine, and contributes to the beauty and wonder of our planet. Just like how a missing puzzle piece makes the puzzle incomplete, losing species and biodiversity can disrupt the balance of nature and affect our lives. So, let's appreciate and protect the amazing diversity of life on Earth!</text:p>
      <text:p text:style-name="P15"/>
      <text:p text:style-name="P8"/>
      <text:p text:style-name="P8"><text:soft-page-break/>3.6 INDIA PERSPECTIVE OF BIO DIVERSITY</text:p>
      <text:p text:style-name="P9"><text:span text:style-name="Strong_20_Emphasis"><text:span text:style-name="T1">India's Perspective on Biodiversity: Explained Simply</text:span></text:span></text:p>
      <text:p text:style-name="P13">Think of India as a treasure trove of diverse and unique life forms, like a collection of rare gems in a jewelry box. India is home to a vast variety of plants, animals, and microorganisms that make it incredibly special. This rich mix of living beings is what we call biodiversity, and it's like a colorful tapestry that covers our country.</text:p>
      <text:p text:style-name="P13"><text:span text:style-name="Strong_20_Emphasis"><text:span text:style-name="T1">Real-Time Examples:</text:span></text:span></text:p>
      <text:list xml:id="list3655208858" text:style-name="L12">
        <text:list-item>
          <text:p text:style-name="P33"><text:span text:style-name="Strong_20_Emphasis"><text:span text:style-name="T1">Himalayan Diversity:</text:span></text:span> The Himalayan mountains in India are not just towering peaks; they're also a biodiversity hotspot. They're like a grand hotel where many different species come to stay. Snow leopards, red pandas, and various types of birds call this region home. Protecting their habitat and ensuring their survival is crucial to maintaining India's biodiversity.</text:p>
        </text:list-item>
        <text:list-item>
          <text:p text:style-name="P33"><text:span text:style-name="Strong_20_Emphasis"><text:span text:style-name="T1">Western Ghats:</text:span></text:span> Imagine a long green carpet of lush forests and hills that stretch along India's western coast. This area, known as the Western Ghats, is another biodiversity hotspot. It's like a treasure chest filled with rare plants and animals found nowhere else in the world. The Malabar giant squirrel and the lion-tailed macaque are just a couple of examples of unique species found here.</text:p>
        </text:list-item>
        <text:list-item>
          <text:p text:style-name="P33"><text:span text:style-name="Strong_20_Emphasis"><text:span text:style-name="T1">Sacred Groves:</text:span></text:span> In many parts of India, there are sacred groves – patches of untouched forests protected by local communities due to their religious beliefs. These groves are like living museums, where ancient trees and various creatures thrive undisturbed. They're a testament to how people's cultural practices can play a role in conserving biodiversity.</text:p>
        </text:list-item>
        <text:list-item>
          <text:p text:style-name="P33"><text:span text:style-name="Strong_20_Emphasis"><text:span text:style-name="T1">Traditional Farming:</text:span></text:span> India has a long history of farming practices that promote biodiversity. In traditional farming, different crops are grown together in harmony. This is like a well-choreographed dance of plants, where one type of crop supports the growth of another. This not only provides food but also helps maintain a balance in the ecosystem.</text:p>
        </text:list-item>
        <text:list-item>
          <text:p text:style-name="P33"><text:span text:style-name="Strong_20_Emphasis"><text:span text:style-name="T1">Mangroves and Coastal Biodiversity:</text:span></text:span> India's coastline is dotted with mangrove forests – unique ecosystems where trees grow in salty water. These mangroves act like nature's shields, protecting coastal areas from storms and erosion. They're also home to various fish, crabs, and birds, forming a vital part of India's coastal biodiversity.</text:p>
        </text:list-item>
      </text:list>
      <text:p text:style-name="P13">India's perspective on biodiversity involves recognizing the importance of protecting and conserving this incredible variety of life. By preserving the different species and their habitats, India ensures that future generations can continue to marvel at the beauty and wonder of its unique flora and fauna. Just like how each gem in a necklace adds value, each species contributes to the precious tapestry of India's biodiversity.</text:p>
      <text:p text:style-name="P8"/>
      <text:p text:style-name="P8"/>
      <text:p text:style-name="P8"/>
      <text:p text:style-name="P8"><text:soft-page-break/>3.7 ALTERNATIVE THEORIES</text:p>
      <text:p text:style-name="P8">APPROACHES OF ENVIRONMENTAL ECONOMICS:</text:p>
      <text:p text:style-name="P12">Environmental economics is one of the fields where there are varied approaches</text:p>
      <text:p text:style-name="P12">of how to deal with the different components. There are two extreme views in</text:p>
      <text:p text:style-name="P12">this aspect of economics, namely</text:p>
      <text:p text:style-name="P8">1. THE NEOCLASSICAL APPROACH</text:p>
      <text:p text:style-name="P8">2. THE ECOLOGICAL APPROACH</text:p>
      <text:p text:style-name="P8"/>
      <text:p text:style-name="P9"><text:span text:style-name="Strong_20_Emphasis"><text:span text:style-name="T1">Alternative Approaches in Environmental Economics: Explained Simply</text:span></text:span></text:p>
      <text:p text:style-name="P13">Imagine you're building a puzzle, but there are different ways to fit the pieces together. Similarly, in environmental economics, there are different approaches to understand and solve environmental issues. Let's look at two main approaches: the neoclassical approach and the ecological approach.</text:p>
      <text:p text:style-name="P13"><text:span text:style-name="Strong_20_Emphasis"><text:span text:style-name="T1">1. Neoclassical Approach:</text:span></text:span></text:p>
      <text:p text:style-name="P13">Think of this approach like a calculator. It focuses on numbers and uses economic theories to find solutions. Neoclassical economists believe that markets can work well to solve environmental problems. They think if we put a price on nature – like charging for using clean air or water – people will make decisions that benefit both them and the environment. It's like saying, "If we charge a small fee for using the beach, people will keep it clean."</text:p>
      <text:p text:style-name="P13"><text:span text:style-name="Strong_20_Emphasis"><text:span text:style-name="T1">Real-Time Example:</text:span></text:span></text:p>
      <text:p text:style-name="P13">Imagine a factory that's releasing pollution into the air. Neoclassical economists might suggest putting a tax on that pollution. This would make it expensive for the factory to pollute, so they might find ways to reduce it. It's like putting a price tag on pollution to make businesses think twice before harming the environment.</text:p>
      <text:p text:style-name="P13"><text:span text:style-name="Strong_20_Emphasis"><text:span text:style-name="T1">2. Ecological Approach:</text:span></text:span></text:p>
      <text:p text:style-name="P13">Now think of the ecological approach like a nature lover. This approach sees the environment as a complex web of connections. Ecological economists focus on how everything is linked – plants, animals, humans, and the planet. They believe we should consider the big picture, not just money. It's like saying, "We need to protect forests not just because they give us wood, but because they support entire ecosystems."</text:p>
      <text:p text:style-name="P13"><text:span text:style-name="Strong_20_Emphasis"><text:span text:style-name="T1">Real-Time Example:</text:span></text:span></text:p>
      <text:p text:style-name="P13"><text:soft-page-break/>Imagine a new road project that will cut through a forest. Ecological economists might look beyond just the economic benefits of the road. They'd consider the impact on animals, air quality, and the overall health of the ecosystem. They might suggest finding an alternative route or building the road in a way that minimizes harm to the environment.</text:p>
      <text:p text:style-name="P13">In the end, both approaches have their strengths and weaknesses. Neoclassical economics focuses on market solutions, while ecological economics focuses on the bigger environmental picture. Sometimes, a mix of both approaches can lead to better solutions. It's like combining different puzzle pieces to create a more complete picture of how to take care of our planet and ensure a sustainable future.</text:p>
      <text:p text:style-name="P8"><text:line-break/><text:line-break/><text:span text:style-name="T15"><text:line-break/>UNIT-4</text:span></text:p>
      <text:p text:style-name="P8">ENVIRONMENTAL REPORTING AND ISO 14001</text:p>
      <text:p text:style-name="P8"/>
      <text:p text:style-name="P9"><text:span text:style-name="Strong_20_Emphasis"><text:span text:style-name="T14">Environmental Reporting and ISO 14001:</text:span></text:span><text:span text:style-name="T13"> Environmental reporting involves transparently disclosing an organization's environmental impacts, policies, and performance to stakeholders. ISO 14001 is an international standard for environmental management systems. It provides a framework for organizations to effectively manage their environmental responsibilities. For instance, a manufacturing company might implement ISO 14001 to reduce its energy consumption and waste generation. They could then report their progress through annual sustainability reports, showcasing reductions in carbon emissions and improvements in resource efficiency.</text:span></text:p>
      <text:list xml:id="list3567203992" text:style-name="L13">
        <text:list-item>
          <text:p text:style-name="P34"><text:span text:style-name="Strong_20_Emphasis"><text:span text:style-name="T1">Climate Change Business and ISO 14064:</text:span></text:span> Climate change businesses focus on addressing climate-related challenges. ISO 14064 is a standard that provides guidance on quantifying, monitoring, and reporting greenhouse gas (GHG) emissions and removals. An example is a transportation company that calculates its total emissions from vehicles and implements measures like using electric vehicles or optimizing routes to reduce emissions. ISO 14064 certification could demonstrate their commitment to combating climate change.</text:p>
        </text:list-item>
        <text:list-item>
          <text:p text:style-name="P34"><text:soft-page-break/><text:span text:style-name="Strong_20_Emphasis"><text:span text:style-name="T1">Green Financing:</text:span></text:span> Green financing refers to financial support provided to projects or activities with positive environmental impacts. For instance, a bank might offer loans at favorable rates to companies developing renewable energy projects, such as solar farms or wind turbines. This incentivizes the growth of environmentally friendly initiatives while aligning financial and sustainability goals.</text:p>
        </text:list-item>
        <text:list-item>
          <text:p text:style-name="P34"><text:span text:style-name="Strong_20_Emphasis"><text:span text:style-name="T1">Financial Initiative by UNEP:</text:span></text:span> The United Nations Environment Programme (UNEP) promotes various financial initiatives to encourage sustainable practices. An example is the "Principles for Responsible Banking," a UNEP initiative where banks commit to aligning their business strategies with the Sustainable Development Goals (SDGs). Participating banks integrate environmental and social considerations into their lending decisions.</text:p>
        </text:list-item>
        <text:list-item>
          <text:p text:style-name="P34"><text:span text:style-name="Strong_20_Emphasis"><text:span text:style-name="T1">Green Energy Management:</text:span></text:span> Green energy management involves optimizing energy use and sourcing renewable energy to minimize environmental impact. A tech company might install solar panels on its buildings, allowing it to generate clean electricity and reduce reliance on non-renewable sources. This not only reduces their carbon footprint but also lowers energy costs in the long run.</text:p>
        </text:list-item>
        <text:list-item>
          <text:p text:style-name="P34"><text:span text:style-name="Strong_20_Emphasis"><text:span text:style-name="T1">Green Product Management:</text:span></text:span> Green product management focuses on developing and promoting environmentally friendly products. An example is a clothing brand that uses sustainable materials like organic cotton or recycled polyester in its products. By doing so, they appeal to environmentally conscious consumers and contribute to reducing the fashion industry's ecological footprint.</text:p>
        </text:list-item>
      </text:list>
      <text:p text:style-name="P13">In today's world, these concepts play a crucial role in fostering sustainable business practices and addressing environmental challenges. They enable organizations to demonstrate their commitment to a more sustainable future while also reaping the benefits of reduced operational costs, improved reputation, and increased customer loyalty.</text:p>
      <text:p text:style-name="P8"/>
      <text:p text:style-name="P8"/>
      <text:p text:style-name="P8"/>
      <text:p text:style-name="P8">UNIT-5</text:p>
      <text:p text:style-name="P17"><text:span text:style-name="T12">GREEN TECHNIQUES AND METHODS<text:line-break/><text:line-break/><text:line-break/></text:span><text:span text:style-name="Strong_20_Emphasis"><text:span text:style-name="T1">Green Technology and Its Importance:</text:span></text:span> Green technology, also known as sustainable technology, refers to the development and application of innovative solutions that have minimal negative impact on the environment and promote resource efficiency. It aims to address environmental challenges, such as climate change and pollution, by incorporating principles like energy efficiency, waste reduction, and the use of renewable resources.</text:p>
      <text:p text:style-name="P13"><text:span text:style-name="Strong_20_Emphasis"><text:span text:style-name="T1">Example: Solar Panels</text:span></text:span> Imagine a residential area where many homes are powered by electricity generated from fossil fuels. These fossil fuels contribute to air pollution and greenhouse gas <text:soft-page-break/>emissions, worsening the effects of climate change. Now, let's introduce green technology in the form of solar panels.</text:p>
      <text:p text:style-name="P13"><text:span text:style-name="Strong_20_Emphasis"><text:span text:style-name="T1">Real-Time Example:</text:span></text:span> A neighborhood installs solar panels on the rooftops of its houses. These solar panels capture energy from the sun's rays and convert it into electricity. Here's how this example illustrates the concepts mentioned:</text:p>
      <text:list xml:id="list2700757103" text:style-name="L14">
        <text:list-item>
          <text:p text:style-name="P37"><text:span text:style-name="Strong_20_Emphasis"><text:span text:style-name="T1">Energy Efficiency:</text:span></text:span> Solar panels are highly efficient at converting sunlight into usable electricity. This reduces the need for electricity generated from fossil fuels, which are less efficient and more polluting.</text:p>
        </text:list-item>
        <text:list-item>
          <text:p text:style-name="P37"><text:span text:style-name="Strong_20_Emphasis"><text:span text:style-name="T1">Renewable Resources:</text:span></text:span> The sun is an infinite and renewable energy source. By harnessing solar energy, the community reduces its reliance on finite fossil fuels that contribute to pollution.</text:p>
        </text:list-item>
        <text:list-item>
          <text:p text:style-name="P37"><text:span text:style-name="Strong_20_Emphasis"><text:span text:style-name="T1">Environmental Impact:</text:span></text:span> Using solar panels reduces the emission of greenhouse gases and pollutants associated with traditional electricity generation. This helps mitigate the effects of climate change and air pollution.</text:p>
        </text:list-item>
        <text:list-item>
          <text:p text:style-name="P37"><text:span text:style-name="Strong_20_Emphasis"><text:span text:style-name="T1">Long-Term Impact:</text:span></text:span> The solar panels have a long lifespan, and the energy they produce is clean and sustainable over the years, contributing to a more stable and sustainable energy future.</text:p>
        </text:list-item>
        <text:list-item>
          <text:p text:style-name="P37"><text:span text:style-name="Strong_20_Emphasis"><text:span text:style-name="T1">Health and Safety Concerns:</text:span></text:span> Solar panels produce electricity without emitting harmful pollutants or hazardous byproducts, thus addressing health and safety concerns associated with traditional energy sources.</text:p>
        </text:list-item>
      </text:list>
      <text:p text:style-name="P13">In this example, the adoption of green technology (solar panels) showcases how simple changes can have a positive impact on the environment and the community's well-being. The shift to renewable energy not only reduces the carbon footprint but also demonstrates the potential of green technology to combat climate change and promote a healthier planet.</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23:06:00.459706938</meta:creation-date>
    <dc:date>2023-08-29T23:14:41.802978720</dc:date>
    <meta:editing-duration>PT3H3M42S</meta:editing-duration>
    <meta:editing-cycles>51</meta:editing-cycles>
    <meta:generator>LibreOffice/7.3.7.2$Linux_X86_64 LibreOffice_project/30$Build-2</meta:generator>
    <meta:document-statistic meta:table-count="0" meta:image-count="0" meta:object-count="0" meta:page-count="28" meta:paragraph-count="275" meta:word-count="8594" meta:character-count="56403" meta:non-whitespace-character-count="48018"/>
  </office:meta>
</office:document-meta>
</file>